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font-size="16pt" style:font-size-asian="16pt" style:font-size-complex="16pt"/>
    </style:style>
    <style:style style:name="P2" style:family="paragraph" style:parent-style-name="Preformatted_20_Text">
      <style:text-properties style:font-name="Liberation Serif" fo:font-size="12pt" officeooo:rsid="001c1327" officeooo:paragraph-rsid="001c1327" style:font-size-asian="12pt" style:font-size-complex="12pt"/>
    </style:style>
    <style:style style:name="P3" style:family="paragraph" style:parent-style-name="Preformatted_20_Text">
      <style:text-properties fo:font-size="12pt" officeooo:paragraph-rsid="001c1327" style:font-size-asian="12pt" style:font-size-complex="12pt"/>
    </style:style>
    <style:style style:name="P4" style:family="paragraph" style:parent-style-name="Preformatted_20_Text">
      <style:text-properties officeooo:rsid="001c1327"/>
    </style:style>
    <style:style style:name="P5" style:family="paragraph" style:parent-style-name="Standard">
      <style:text-properties style:font-name="Liberation Serif" fo:font-size="12pt" fo:font-weight="normal" officeooo:rsid="00de640f" officeooo:paragraph-rsid="00173bf6" style:font-size-asian="12pt" style:font-weight-asian="normal" style:font-size-complex="12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Text_20_body">
      <style:text-properties officeooo:paragraph-rsid="00173bf6"/>
    </style:style>
    <style:style style:name="P8" style:family="paragraph" style:parent-style-name="Text_20_body">
      <style:text-properties fo:font-size="12pt" officeooo:paragraph-rsid="00173bf6" style:font-size-asian="12pt" style:font-size-complex="12pt"/>
    </style:style>
    <style:style style:name="P9" style:family="paragraph" style:parent-style-name="Text_20_body">
      <style:text-properties officeooo:rsid="0023f64b" officeooo:paragraph-rsid="0023f64b"/>
    </style:style>
    <style:style style:name="P10" style:family="paragraph" style:parent-style-name="Text_20_body">
      <style:text-properties officeooo:rsid="002523a2" officeooo:paragraph-rsid="002523a2"/>
    </style:style>
    <style:style style:name="P11" style:family="paragraph" style:parent-style-name="Heading_20_4">
      <style:text-properties officeooo:paragraph-rsid="00173bf6"/>
    </style:style>
    <style:style style:name="P12" style:family="paragraph" style:parent-style-name="Heading_20_4">
      <style:text-properties officeooo:paragraph-rsid="001c1327"/>
    </style:style>
    <style:style style:name="P13" style:family="paragraph" style:parent-style-name="Heading_20_4">
      <style:text-properties officeooo:paragraph-rsid="0029f955"/>
    </style:style>
    <style:style style:name="P14" style:family="paragraph" style:parent-style-name="Heading_20_4">
      <style:text-properties officeooo:paragraph-rsid="003174e8"/>
    </style:style>
    <style:style style:name="P15" style:family="paragraph" style:parent-style-name="Heading_20_4">
      <style:text-properties officeooo:paragraph-rsid="00341125"/>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text-properties style:font-name="Liberation Serif" fo:font-size="12pt" fo:font-weight="normal" officeooo:rsid="00de640f" officeooo:paragraph-rsid="00173bf6"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29f955" officeooo:paragraph-rsid="00173bf6"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2aff4a" officeooo:paragraph-rsid="002aff4a" style:font-size-asian="12pt" style:font-weight-asian="normal" style:font-size-complex="12pt" style:font-weight-complex="normal"/>
    </style:style>
    <style:style style:name="P21" style:family="paragraph" style:parent-style-name="Standard">
      <style:text-properties officeooo:paragraph-rsid="00173bf6"/>
    </style:style>
    <style:style style:name="P22" style:family="paragraph" style:parent-style-name="Standard">
      <style:text-properties officeooo:rsid="00de640f" officeooo:paragraph-rsid="003174e8"/>
    </style:style>
    <style:style style:name="P23" style:family="paragraph" style:parent-style-name="Standard">
      <style:text-properties officeooo:rsid="002c6168" officeooo:paragraph-rsid="002c6168"/>
    </style:style>
    <style:style style:name="P24" style:family="paragraph" style:parent-style-name="Standard">
      <style:text-properties officeooo:paragraph-rsid="002c6168"/>
    </style:style>
    <style:style style:name="P25" style:family="paragraph" style:parent-style-name="Standard">
      <style:text-properties officeooo:rsid="002deaa5" officeooo:paragraph-rsid="002deaa5"/>
    </style:style>
    <style:style style:name="P26" style:family="paragraph" style:parent-style-name="Standard">
      <style:text-properties fo:font-weight="bold" officeooo:paragraph-rsid="00341125" style:font-weight-asian="bold" style:font-weight-complex="bold"/>
    </style:style>
    <style:style style:name="P27" style:family="paragraph" style:parent-style-name="Standard">
      <style:text-properties officeooo:paragraph-rsid="00341125"/>
    </style:style>
    <style:style style:name="P28" style:family="paragraph" style:parent-style-name="Text_20_body" style:list-style-name="L2">
      <style:text-properties fo:font-size="12pt" officeooo:paragraph-rsid="00173bf6" style:font-size-asian="12pt" style:font-size-complex="12pt"/>
    </style:style>
    <style:style style:name="P29" style:family="paragraph" style:parent-style-name="Text_20_body">
      <style:text-properties officeooo:rsid="0029f955" officeooo:paragraph-rsid="002ba7bb"/>
    </style:style>
    <style:style style:name="P30" style:family="paragraph" style:parent-style-name="Text_20_body">
      <style:text-properties officeooo:paragraph-rsid="002fe7ef"/>
    </style:style>
    <style:style style:name="T1" style:family="text">
      <style:text-properties officeooo:rsid="03d8af26"/>
    </style:style>
    <style:style style:name="T2" style:family="text">
      <style:text-properties officeooo:rsid="03da0070"/>
    </style:style>
    <style:style style:name="T3" style:family="text">
      <style:text-properties style:font-name="Liberation Serif"/>
    </style:style>
    <style:style style:name="T4" style:family="text">
      <style:text-properties style:font-name="Liberation Serif" officeooo:rsid="01ecfc22"/>
    </style:style>
    <style:style style:name="T5" style:family="text">
      <style:text-properties style:font-name="Liberation Serif" officeooo:rsid="00d9d3bd"/>
    </style:style>
    <style:style style:name="T6" style:family="text">
      <style:text-properties style:font-name="Liberation Serif" officeooo:rsid="00de640f"/>
    </style:style>
    <style:style style:name="T7" style:family="text">
      <style:text-properties style:font-name="Liberation Serif" officeooo:rsid="00dad54f"/>
    </style:style>
    <style:style style:name="T8" style:family="text">
      <style:text-properties style:font-name="Liberation Serif" officeooo:rsid="00dc8f8c"/>
    </style:style>
    <style:style style:name="T9" style:family="text">
      <style:text-properties style:font-name="Liberation Serif" officeooo:rsid="001c1327"/>
    </style:style>
    <style:style style:name="T10" style:family="text">
      <style:text-properties style:font-name="Liberation Serif" fo:font-size="12pt" fo:font-weight="normal" style:font-size-asian="12pt" style:font-weight-asian="normal" style:font-size-complex="12pt" style:font-weight-complex="normal"/>
    </style:style>
    <style:style style:name="T11" style:family="text">
      <style:text-properties style:font-name="Liberation Serif" fo:font-size="12pt" fo:font-weight="normal" officeooo:rsid="00de640f" style:font-size-asian="12pt" style:font-weight-asian="normal" style:font-size-complex="12pt" style:font-weight-complex="normal"/>
    </style:style>
    <style:style style:name="T12" style:family="text">
      <style:text-properties style:font-name="Liberation Serif" fo:font-size="12pt" fo:font-weight="normal" officeooo:rsid="002ba7bb" style:font-size-asian="12pt" style:font-weight-asian="normal" style:font-size-complex="12pt" style:font-weight-complex="normal"/>
    </style:style>
    <style:style style:name="T13" style:family="text">
      <style:text-properties style:font-name="Liberation Serif" fo:font-size="12pt" fo:font-weight="normal" officeooo:rsid="002fe7ef" style:font-size-asian="12pt" style:font-weight-asian="normal" style:font-size-complex="12pt" style:font-weight-complex="normal"/>
    </style:style>
    <style:style style:name="T14" style:family="text">
      <style:text-properties style:font-name="Liberation Serif" fo:font-size="12pt" fo:font-weight="normal" officeooo:rsid="003174e8" style:font-size-asian="12pt" style:font-weight-asian="normal" style:font-size-complex="12pt" style:font-weight-complex="normal"/>
    </style:style>
    <style:style style:name="T15" style:family="text">
      <style:text-properties style:text-position="super 58%" style:font-name="Liberation Serif"/>
    </style:style>
    <style:style style:name="T16" style:family="text">
      <style:text-properties style:text-position="super 58%" style:font-name="Liberation Serif" officeooo:rsid="00dad54f"/>
    </style:style>
    <style:style style:name="T17" style:family="text">
      <style:text-properties officeooo:rsid="01ecfc22"/>
    </style:style>
    <style:style style:name="T18" style:family="text">
      <style:text-properties officeooo:rsid="01ee167a"/>
    </style:style>
    <style:style style:name="T19" style:family="text">
      <style:text-properties fo:font-weight="bold" style:font-weight-asian="bold" style:font-weight-complex="bold"/>
    </style:style>
    <style:style style:name="T20" style:family="text">
      <style:text-properties officeooo:rsid="03cf423f"/>
    </style:style>
    <style:style style:name="T21" style:family="text">
      <style:text-properties officeooo:rsid="03d0f3cc"/>
    </style:style>
    <style:style style:name="T22" style:family="text">
      <style:text-properties officeooo:rsid="03dbdde5"/>
    </style:style>
    <style:style style:name="T23" style:family="text">
      <style:text-properties officeooo:rsid="03d26de5"/>
    </style:style>
    <style:style style:name="T24" style:family="text">
      <style:text-properties officeooo:rsid="03d6c877"/>
    </style:style>
    <style:style style:name="T25" style:family="text">
      <style:text-properties officeooo:rsid="00173bf6"/>
    </style:style>
    <style:style style:name="T26" style:family="text">
      <style:text-properties officeooo:rsid="00190b91"/>
    </style:style>
    <style:style style:name="T27" style:family="text">
      <style:text-properties officeooo:rsid="001af039"/>
    </style:style>
    <style:style style:name="T28" style:family="text">
      <style:text-properties officeooo:rsid="001c1327"/>
    </style:style>
    <style:style style:name="T29" style:family="text">
      <style:text-properties officeooo:rsid="001d5de3"/>
    </style:style>
    <style:style style:name="T30" style:family="text">
      <style:text-properties officeooo:rsid="001e7fca"/>
    </style:style>
    <style:style style:name="T31" style:family="text">
      <style:text-properties officeooo:rsid="001f7628"/>
    </style:style>
    <style:style style:name="T32" style:family="text">
      <style:text-properties officeooo:rsid="0023f64b"/>
    </style:style>
    <style:style style:name="T33" style:family="text">
      <style:text-properties officeooo:rsid="0029f955"/>
    </style:style>
    <style:style style:name="T34" style:family="text">
      <style:text-properties officeooo:rsid="002aff4a"/>
    </style:style>
    <style:style style:name="T35" style:family="text">
      <style:text-properties officeooo:rsid="002ba7bb"/>
    </style:style>
    <style:style style:name="T36" style:family="text">
      <style:text-properties officeooo:rsid="002c6168"/>
    </style:style>
    <style:style style:name="T37" style:family="text">
      <style:text-properties officeooo:rsid="002fe7ef"/>
    </style:style>
    <style:style style:name="T38" style:family="text">
      <style:text-properties officeooo:rsid="003174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4"><text:span text:style-name="T33">The basis of the parser is to support the paradigm defined within ISO-8601:2019 and EDTF (the Extended Date Time Format) </text:span><text:span text:style-name="T38">through a number of common date expresssions.</text:span></text:h>
      <text:h text:style-name="P15" text:outline-level="4">ISO-8601:2019</text:h>
      <text:p text:style-name="P27"><text:span text:style-name="T20">I</text:span>SO 8601:2004 has been superseded by ISO 8601:2019 which now contains two parts. Part 1 specifies basic rules. Part 2 specifies extensions, including community profiles to specify conformance levels for use of which rules.</text:p>
      <text:p text:style-name="P27"/>
      <text:p text:style-name="P27"><text:span text:style-name="T21">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21">ISO-</text:span>8601 expression cookie-cut. <text:span text:style-name="T22">This is wholly ill-suited to task.</text:span> The new 8601 revision now views dates and times as having an implicit (or <text:span text:style-name="T21">explicit</text:span>) accuracy, precision and readability just as the other standards of weights and measures. It also includes vagueness, uncertainty, wildcards and missing information. </text:p>
      <text:p text:style-name="P27"/>
      <text:p text:style-name="P26">Part 1 Basic Rules</text:p>
      <text:p text:style-name="P27">The main changes of interest are representing positive leap seconds as [23:59:60Z] and disallowing the value “24” for hour, so that there is no “end of day” overlap with the beginning of the day [00:00.00Z].</text:p>
      <text:p text:style-name="P27">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27"/>
      <text:p text:style-name="P27">A complete representation of duration can be expressed as a combination of units with designators starting with “P” : PYYMMDDTHHMMSS . By mutual agreement the basic and extended formats prefixed with “P” can be used.</text:p>
      <text:p text:style-name="P27"/>
      <text:p text:style-name="P27"><text:span text:style-name="T19">In Part 2 Extensions</text:span>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27"/>
      <text:p text:style-name="P27">The <text:span text:style-name="T29">code fragement</text:span> does not support the full ISO-8601:2019 including extensions but does include large bits as well as its own extensions—many from the involvement of it’s main author in the creation of the EDTF <text:span text:style-name="T22">standardized</text:span> that formed the 2019 revision of the 8601 standard. </text:p>
      <text:p text:style-name="P27"><text:span text:style-name="T23">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text:span><text:soft-page-break/><text:span text:style-name="T23">and Howland Islands is UTC-12. <text:s/>Wall clocks in </text:span>Kiritimati <text:span text:style-name="T24">and Howland always read 2 hours apart but on two distant separate days—they are 26 hours apart! </text:span></text:p>
      <text:p text:style-name="P27"/>
      <text:p text:style-name="P27"><text:span text:style-name="T1">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1">0</text:span>:20Z <text:span text:style-name="T1">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2">y</text:span> 1969. <text:s/>20. Juli 1969, 20:17:40 UTC. <text:span text:style-name="T2">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p text:style-name="P27"/>
      <text:h text:style-name="Heading_20_4" text:outline-level="4"><text:span text:style-name="T33">ISO-8601:2019 Part-2 </text:span><text:span text:style-name="T35">extensions</text:span>:</text:h>
      <text:p text:style-name="P29">In ISO-8601:2019 extensions there are two levels defined: 1 and 2.</text:p>
      <text:h text:style-name="Heading_20_4" text:outline-level="4">Approximate (~)</text:h>
      <text:p text:style-name="P21"><text:span text:style-name="T11">An estimate that is assumed to be possibly correct, or close to correct, where “closeness” may be dependent on specific application.</text:span></text:p>
      <text:h text:style-name="Heading_20_4" text:outline-level="4">Uncertain <text:span text:style-name="T33">(?)</text:span></text:h>
      <text:p text:style-name="P5">We are not sure of the value of the variable (in our case date or time). Uncertainty is independent of precision. The source of the information may itself not be reliable, or we may face several values and not enough information to discern between them. For example we may be uncertain as to the year, or month, or day of an event etc.</text:p>
      <text:h text:style-name="Heading_20_4" text:outline-level="4">The character ‘%’ (per-cent) is used to mean both uncertain and approximate.</text:h>
      <text:p text:style-name="P20">Level 1: <text:span text:style-name="T33">‘?,’ ‘~’, or ‘%’ may only occur at the end of the date string, and it applies to the entire date.</text:span></text:p>
      <text:p text:style-name="P20">Level 2: <text:s/>‘?’, ‘~’, and ‘%’ may be used to qualify a portion of the date</text:p>
      <text:h text:style-name="Heading_20_4" text:outline-level="4">Unspecified <text:span text:style-name="T34">(X) – in earlier versions of EDTF the character ‘u’</text:span></text:h>
      <text:p text:style-name="P5">The value is not stated. The point in time may be unspecified because it did not occur yet, because it is classified, unknown or for any other reason.</text:p>
      <text:p text:style-name="P19"/>
      <text:p text:style-name="P20">Level 1: <text:s/>‘X’ may be substituted for the right-most digits, e.g. day, day and month, …</text:p>
      <text:p text:style-name="P20">Level 2: <text:s/>‘X’ may be used as a replacement for any character in the string.</text:p>
      <text:p text:style-name="P5"/>
      <text:h text:style-name="Heading_20_4" text:outline-level="4">Before and/or after (..)</text:h>
      <text:p text:style-name="Standard">Level 1: Not available</text:p>
      <text:p text:style-name="Standard"><text:soft-page-break/>Level 2: ..” (two dots) may be used before a date to <text:s/>denote “before or on the date” <text:s/>or after a date to denote “on this date or after”.</text:p>
      <text:p text:style-name="Standard"/>
      <text:h text:style-name="Heading_20_4" text:outline-level="4">Extended Year Formats <text:span text:style-name="T36">(beyond year 9999)</text:span></text:h>
      <text:p text:style-name="Standard">‘Y’ may be used at the beginning of the date string to signify that the date is a year, when (and only when) the year exceeds four digits, i.e. for years later than 9999 or earlier than -9999.</text:p>
      <text:p text:style-name="Standard"><text:s/></text:p>
      <text:h text:style-name="Heading_20_4" text:outline-level="4">Significant Digits <text:span text:style-name="T36">(available only in Level-2)</text:span></text:h>
      <text:p text:style-name="Text_20_body"><text:s/><text:span text:style-name="T36">A</text:span> year is followed by ‘S’, followed by a positive integer, the integer indicates the number of significant digits for the expressed year.</text:p>
      <text:p text:style-name="P24"><text:span text:style-name="T36">Example: “1950S2” := Some year between 1900 and 1999 , estimated to be 1950. <text:s/></text:span></text:p>
      <text:p text:style-name="Standard"/>
      <text:h text:style-name="Heading_20_4" text:outline-level="4">Seasons (Year Divisions)</text:h>
      <text:p text:style-name="P23">Level 1: The values 21, 22, 23, 24 may be used to signify ' Spring', 'Summer', 'Autumn', 'Winter', respectively. <text:s/>Example: 2020-21 for Spring 2020</text:p>
      <text:p text:style-name="P23"/>
      <text:p text:style-name="P25">These values are from the perspective of the “reporter” and don’t respect their location. But since<text:span text:style-name="T36"> Summer is the Southern Hemisphere maps to Winter in the Northern we have in Level-2 additionally:</text:span></text:p>
      <text:p text:style-name="P25"/>
      <text:p text:style-name="P23"><text:s text:c="4"/>25-28 = Spring - Northern Hemisphere, Summer- Northern Hemisphere, Autumn <text:s/>- Northern <text:s/></text:p>
      <text:p text:style-name="P23"><text:s text:c="20"/>Hemisphere, Winter - Northern Hemisphere <text:s/></text:p>
      <text:p text:style-name="P23"><text:s text:c="4"/>29-32 = Spring – Southern Hemisphere, Summer– Southern Hemisphere, Autumn – Southern <text:s/></text:p>
      <text:p text:style-name="P23"><text:s text:c="20"/>Hemisphere, Winter - Southern Hemisphere <text:s/></text:p>
      <text:p text:style-name="P23"><text:s text:c="4"/>33-36 = Quarter 1, Quarter 2, Quarter 3, Quarter 4 (3 months <text:s/>each) </text:p>
      <text:p text:style-name="P24"><text:span text:style-name="T36"><text:s text:c="4"/>37-39 = Quadrimester 1, Quadrimester 2, Quadrimester 3 <text:s/>(4 months each) </text:span></text:p>
      <text:h text:style-name="Heading_20_4" text:outline-level="4">Decade <text:span text:style-name="T37">(available in Level-2 only)</text:span></text:h>
      <text:p text:style-name="P30">Format: YYY <text:s text:c="13"/>Example: 196 (1960-1969) <text:s text:c="25"/>Example: 196~ (approximate decade)</text:p>
      <text:p text:style-name="Standard">Note: the expression 196 expresses what is commonly called the “1960s”. It does not refer to an event within the interval defined from 1 Jan 1960 to 31 Dec 1969 but refers to a singular event viewed with decade precision.</text:p>
      <text:h text:style-name="Heading_20_2" text:outline-level="2">Parser</text:h>
      <text:p text:style-name="P5"/>
      <text:p text:style-name="P5">The date parser <text:span text:style-name="T25">is </text:span><text:span text:style-name="T26">relatively complicated and less than straightfoward due </text:span>to a great extent due to <text:span text:style-name="T26">its ambition to handle </text:span>the large range of date formats and semantics in widespread use. <text:span text:style-name="T26">Internally the parser attempts to store dates in a manner </text:span><text:span text:style-name="T27">consistent with ISO-8601:2019 <text:s/>(as well as some features of EDTF that did not make it into the ISO standard). Signifcant date formats that are parsed are, among others, </text:span><text:span text:style-name="T28">RFC-2822 dates (and some derivates) as commonly used in electronic mails </text:span><text:span text:style-name="T30">as well as “common” (and typically not well defined and/or ambiguous formats are found in many countries such as </text:span><text:span text:style-name="T31">M/D/[YY]YY, <text:s/>DD/MM/[YY]YY, [YY]</text:span><text:span text:style-name="T30">YY-MM-DD, </text:span><text:span text:style-name="T31">DD.MM.[YY]YY etc.</text:span></text:p>
      <text:p text:style-name="P5"><text:soft-page-break/></text:p>
      <text:list xml:id="list1045315034" text:style-name="L1">
        <text:list-item>
          <text:p text:style-name="P16"><text:span text:style-name="T5">The date parser for long date names understand only the following languages: English, French, German (and Austrian variants), Spanish, Italian and Polish. <text:s/></text:span><text:span text:style-name="T6">Adding additional languages is straightfoward: see date.cxx</text:span></text:p>
        </text:list-item>
      </text:list>
      <text:list xml:id="list829712902" text:style-name="L2">
        <text:list-item>
          <text:p text:style-name="P17"><text:span text:style-name="T3">Valid dates included are also the national </text:span><text:span text:style-name="T7">numerical only (non-ISO) </text:span><text:span text:style-name="T3">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8">Sometimes the the use of a dash, slash or period has a semantic difference but sometimes they are used interchangeably. </text:span><text:span text:style-name="T3"><text:s/>In Sweden for instance the ‘-’ notation is generally used as Year Month Day </text:span><text:span text:style-name="T8">(e.g. 99-12-31)</text:span><text:span text:style-name="T3"> while in </text:span><text:span text:style-name="T7">the US it is written as Month Day Year and in much of the European continent its Day Month Year. In Britain both Month Day Year and from the end of the 19</text:span><text:span text:style-name="T16">th</text:span><text:span text:style-name="T7"> Century Day Month Year are, aligning with the Continent, commonly encountered. <text:s/>In the UK, in fact, all of the following forms 31/12/99, 31.12.99, 31.xii.99 and 1999-12-31 are encountered. </text:span><text:span text:style-name="T8">With years in YYYY notation or with NN &gt; 31 its clear that it can’t be day of the month just as NN &gt; 12 can’t be the number of the month.</text:span></text:p>
        </text:list-item>
        <text:list-item>
          <text:p text:style-name="P28"><text:span text:style-name="T8">I</text:span><text:span text:style-name="T3">n two digit YY specified years the year is resolved as following:</text:span></text:p>
          <text:list>
            <text:list-header>
              <text:p text:style-name="P28"><text:s text:c="4"/>Current Year <text:s text:c="7"/>Two Digit Year <text:s text:c="4"/>Year RR Format</text:p>
              <text:p text:style-name="P17"><text:s text:c="4"/>Last Two Digits <text:s text:c="6"/>Specified <text:s text:c="11"/>Returns</text:p>
              <text:p text:style-name="P17"><text:s text:c="4"/>--------------- <text:s text:c="8"/>-------------- <text:s text:c="9"/>----------------</text:p>
              <text:p text:style-name="P17"><text:s text:c="9"/>0-49 <text:s text:c="20"/>0-49 <text:s text:c="14"/>Current Century</text:p>
              <text:p text:style-name="P17"><text:s text:c="8"/>50-99 <text:s text:c="19"/>0-49 <text:s text:c="14"/>One Century after current</text:p>
              <text:p text:style-name="P17"><text:s text:c="9"/>0-49 <text:s text:c="18"/>50-99 <text:s text:c="14"/>One Century before current</text:p>
              <text:p text:style-name="P17"><text:s text:c="8"/>50-99 <text:s text:c="17"/>50-99 <text:s text:c="14"/>Current Century</text:p>
              <text:p text:style-name="P17"/>
              <text:p text:style-name="P17"><text:s text:c="3"/>Unix Model: Year starts at 70 for 1970</text:p>
              <text:p text:style-name="P17"><text:s text:c="7"/>00-68 <text:s text:c="15"/>2000-2068</text:p>
              <text:p text:style-name="P17"><text:s text:c="7"/>69-99 <text:s text:c="15"/>1969-1999</text:p>
              <text:p text:style-name="P17"/>
            </text:list-header>
          </text:list>
        </text:list-item>
        <text:list-item>
          <text:p text:style-name="P28">The parser understands precision of day, month, year</text:p>
        </text:list-item>
        <text:list-item>
          <text:p text:style-name="P28"><text:span text:style-name="T3">The parser understands BC and BCE dates, e.g. “12</text:span><text:span text:style-name="T15">th</text:span><text:span text:style-name="T3"> century b.c.”</text:span></text:p>
        </text:list-item>
      </text:list>
      <text:p text:style-name="P8">The <text:span text:style-name="T17">parser supports</text:span> number of special reserved terms for dates such as "Today", "Now", "Yesterday", "Last Week", "Past Month", "14 days ago" etc. Inputs such as 2/10/2010 are ambiguous and should they be desired added as local formats (See next <text:span text:style-name="T18">section</text:span>). </text:p>
      <text:h text:style-name="P11" text:outline-level="4"><text:bookmark-start text:name="__RefHeading___Toc20665_3285073552"/>Relative dates controlled vocabulary<text:bookmark-end text:name="__RefHeading___Toc20665_3285073552"/></text:h>
      <text:p text:style-name="P7"><text:span text:style-name="T3">“Today” :</text:span><text:span text:style-name="T4">=</text:span><text:span text:style-name="T3"> the LOCAL date (of the server) without time (day precision).<text:line-break/>“Yester[day|week|month|year]” :</text:span><text:span text:style-name="T4">= t</text:span><text:span text:style-name="T3">he past X (X precision) from the point of view of the local date/time where X is one of day, week, month or year (e.g. Yesterday is the day before today in day precision)</text:span><text:line-break/><text:line-break/>“Tomorrow” :<text:span text:style-name="T17">=</text:span> the day after today (day precision) <text:line-break/><text:soft-page-break/>"This day" := Today<text:line-break/>"This Month" :<text:span text:style-name="T17">=</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7">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Standard"><text:span text:style-name="T19">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text:p>
      <text:p text:style-name="Standard">Note also that "14 days ago" defines a date as well as method of comparison based upon day precision---thus something different from 335 hours ago or 2 weeks ago. Last year, resp. month etc., each define a precision of year, resp. month etc.</text:p>
      <text:p text:style-name="Standard"/>
      <text:p text:style-name="P7">The prefix "<text:span text:style-name="Citation">End of</text:span>" is interpreted as the end of the period. </text:p>
      <text:p text:style-name="Standard">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Standard">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p>
      <text:p text:style-name="Standard"><text:span text:style-name="Citation"/></text:p>
      <text:p text:style-name="Standard"><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P11" text:outline-level="4"><text:bookmark-start text:name="__RefHeading___Toc20667_3285073552"/>Local Extensions to handle "ambiguous" national formats<text:bookmark-end text:name="__RefHeading___Toc20667_3285073552"/></text:h>
      <text:p text:style-name="P7">A number of local formats can be easily added via a "datemsk.ini" file. That file is quite simple and uses host-platform STRPTIME(3) function. </text:p>
      <text:h text:style-name="P12" text:outline-level="4">RFC-2822 Dates</text:h>
      <text:p text:style-name="P3"><text:span text:style-name="T3">Date and time occur in several </text:span><text:span text:style-name="T9">email </text:span><text:span text:style-name="T3">header fields. <text:s/>This section specifies <text:s/>the syntax for a full date and time specification. <text:s/></text:span></text:p>
      <text:p text:style-name="Preformatted_20_Text"/>
      <text:p text:style-name="Preformatted_20_Text">date-time <text:s text:c="6"/>= <text:s text:c="6"/>[ day-of-week "," ] date FWS time [CFWS]</text:p>
      <text:p text:style-name="Preformatted_20_Text"><text:soft-page-break/>day-of-week <text:s text:c="4"/>= <text:s text:c="6"/>([FWS] day-name) / obs-day-of-week</text:p>
      <text:p text:style-name="Preformatted_20_Text">day-name <text:s text:c="7"/>= <text:s text:c="6"/>"Mon" / "Tue" / "Wed" / "Thu" /</text:p>
      <text:p text:style-name="Preformatted_20_Text"><text:s text:c="24"/>"Fri" / "Sat" / "Sun"</text:p>
      <text:p text:style-name="Preformatted_20_Text">date <text:s text:c="11"/>= <text:s text:c="6"/>day month year</text:p>
      <text:p text:style-name="Preformatted_20_Text">year <text:s text:c="11"/>= <text:s text:c="6"/>4*DIGIT / obs-year</text:p>
      <text:p text:style-name="Preformatted_20_Text">month <text:s text:c="10"/>= <text:s text:c="6"/>(FWS month-name FWS) / obs-month</text:p>
      <text:p text:style-name="Preformatted_20_Text">month-name <text:s text:c="5"/>= <text:s text:c="6"/>"Jan" / "Feb" / "Mar" / "Apr" /</text:p>
      <text:p text:style-name="Preformatted_20_Text"><text:s text:c="24"/>"May" / "Jun" / "Jul" / "Aug" /</text:p>
      <text:p text:style-name="Preformatted_20_Text"><text:s text:c="24"/>"Sep" / "Oct" / "Nov" / "Dec"</text:p>
      <text:p text:style-name="Preformatted_20_Text">day <text:s text:c="12"/>= <text:s text:c="6"/>([FWS] 1*2DIGIT) / obs-day</text:p>
      <text:p text:style-name="Preformatted_20_Text">time <text:s text:c="11"/>= <text:s text:c="6"/>time-of-day FWS zone</text:p>
      <text:p text:style-name="Preformatted_20_Text">time-of-day <text:s text:c="4"/>= <text:s text:c="6"/>hour ":" minute [ ":" second ]</text:p>
      <text:p text:style-name="Preformatted_20_Text">hour <text:s text:c="11"/>= <text:s text:c="6"/>2DIGIT / obs-hour</text:p>
      <text:p text:style-name="Preformatted_20_Text">minute <text:s text:c="9"/>= <text:s text:c="6"/>2DIGIT / obs-minute</text:p>
      <text:p text:style-name="Preformatted_20_Text">second <text:s text:c="9"/>= <text:s text:c="6"/>2DIGIT / obs-second</text:p>
      <text:p text:style-name="Preformatted_20_Text">zone <text:s text:c="11"/>= <text:s text:c="6"/>(( "+" / "-" ) 4DIGIT) / obs-zone</text:p>
      <text:p text:style-name="P4"/>
      <text:p text:style-name="P2">For month-name we support a number of other languages.</text:p>
      <text:p text:style-name="Preformatted_20_Text"/>
      <text:h text:style-name="P14" text:outline-level="4">Precision</text:h>
      <text:p text:style-name="P22"><text:span text:style-name="T10">Precision is a measure of a range or interval within which the ‘true’ value exists. Precision is explicit in the date or date/time expression; if an event occurred in the year 1318, the precision is one year (it could occur at any time within this year). If we specify 1945-09-15, the precision is one day, etc. <text:s/>In EDTF we can extend this definition to a specify a decade or century precision using the </text:span><text:span text:style-name="T12">X</text:span><text:span text:style-name="T10"> symbol - see discussion of masked precision </text:span><text:span text:style-name="T14">above</text:span><text:span text:style-name="T10">. </text:span><text:span text:style-name="T13">In Level-2 of ISO-8601 we have an extention that explicitly expresses decade precision.</text:span></text:p>
      <text:h text:style-name="Heading_20_4" text:outline-level="4">Date Comparisons/<text:span text:style-name="T32">Matching</text:span></text:h>
      <text:p text:style-name="P9">Central to the code is the problem: When do dates/times match?</text:p>
      <text:p text:style-name="Standard">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p>
      <text:p text:style-name="P10"/>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style:font-size-asian="16pt"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ate Parsing Cod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4T13:44:43.029897638</meta:creation-date>
    <dc:date>2021-10-05T22:46:03.447324380</dc:date>
    <meta:editing-duration>PT1H41S</meta:editing-duration>
    <meta:editing-cycles>26</meta:editing-cycles>
    <meta:generator>LibreOffice/7.1.5.2$Linux_X86_64 LibreOffice_project/10$Build-2</meta:generator>
    <meta:document-statistic meta:table-count="0" meta:image-count="0" meta:object-count="0" meta:page-count="6" meta:paragraph-count="103" meta:word-count="2490" meta:character-count="15488" meta:non-whitespace-character-count="12416"/>
  </office:meta>
</office:document-meta>
</file>